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.1563in" loext:contextual-spacing="false" fo:line-height="100%" fo:padding="0in" fo:border="none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Heading_20_1" style:master-page-name="Standard">
      <style:paragraph-properties style:page-number="1" fo:padding="0in" fo:border="none"/>
    </style:style>
    <style:style style:name="P6" style:family="paragraph" style:parent-style-name="Heading_20_2">
      <style:paragraph-properties fo:margin-top="0in" fo:margin-bottom="0.1563in" loext:contextual-spacing="false" fo:line-height="100%" fo:padding="0in" fo:border="non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00ee" style:text-underline-style="solid" style:text-underline-width="auto" style:text-underline-color="font-color"/>
    </style:style>
    <style:style style:name="T3" style:family="text">
      <style:text-properties style:font-name="Courier" style:font-name-asian="Courier1" style:font-name-complex="Courier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eloper Guide</text:p>
      <text:p text:style-name="P1">See <text:a xlink:type="simple" xlink:href="#n2kl3gvfts47" text:style-name="ListLabel_20_1" text:visited-style-name="ListLabel_20_1"><text:span text:style-name="T1">Node setup on the system</text:span></text:a> for prereq.</text:p>
      <text:p text:style-name="P1"/>
      <text:p text:style-name="P1"><text:a xlink:type="simple" xlink:href="https://drive.google.com/open?id=0AIkOKXbzWCtSUk9PVA" text:style-name="ListLabel_20_2" text:visited-style-name="ListLabel_20_2"><text:span text:style-name="T2">Example Google Drive Shared Folder</text:span></text:a></text:p>
      <text:p text:style-name="P2"><text:bookmark text:name="n2kl3gvfts47"/></text:p>
      <text:p text:style-name="P4">Node setup on the system</text:p>
      <text:p text:style-name="P6">using OS</text:p>
      <text:p text:style-name="P3"><text:span text:style-name="T3">curl -sL https://deb.nodesource.com/setup_16.x | sudo bash -<text:line-break/>sudo apt install nodejs<text:line-break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ee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33" meta:character-count="206" meta:non-whitespace-character-count="178"/>
    <meta:generator>LibreOfficeDev/6.0.5.2$Linux_X86_64 LibreOffice_project/</meta:generator>
  </office:meta>
</office:document-meta>
</file>